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101" manifest:media-type="application/vnd.sun.star.oleobject"/>
  <manifest:file-entry manifest:full-path="settings.xml" manifest:media-type="text/xml"/>
  <manifest:file-entry manifest:full-path="ObjectReplacements/Obj10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text-align="justify" style:justify-single-word="false"/>
    </style:style>
    <style:style style:name="P2" style:family="paragraph" style:parent-style-name="List_20_Paragraph">
      <style:paragraph-properties fo:text-align="justify" style:justify-single-word="false"/>
      <style:text-properties officeooo:paragraph-rsid="0017680b"/>
    </style:style>
    <style:style style:name="P3" style:family="paragraph" style:parent-style-name="List_20_Paragraph">
      <style:text-properties style:font-name="Calibri" style:font-name-complex="Calibri1"/>
    </style:style>
    <style:style style:name="P4" style:family="paragraph" style:parent-style-name="List_20_Paragraph">
      <style:paragraph-properties fo:text-align="justify" style:justify-single-word="false"/>
      <style:text-properties style:font-name="Calibri" style:font-name-complex="Calibri1"/>
    </style:style>
    <style:style style:name="P5" style:family="paragraph" style:parent-style-name="List_20_Paragraph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P9" style:family="paragraph" style:parent-style-name="List_20_Paragraph" style:list-style-name="WWNum2">
      <style:paragraph-properties fo:text-align="justify" style:justify-single-word="false"/>
    </style:style>
    <style:style style:name="P10" style:family="paragraph" style:parent-style-name="List_20_Paragraph" style:list-style-name="WWNum2">
      <style:paragraph-properties fo:text-align="justify" style:justify-single-word="false"/>
      <style:text-properties style:font-name="Calibri" style:font-name-complex="Calibri1"/>
    </style:style>
    <style:style style:name="P11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size="13pt" fo:font-weight="bold" officeooo:rsid="0017680b" style:font-size-asian="13pt" style:font-weight-asian="bold" style:font-size-complex="13pt"/>
    </style:style>
    <style:style style:name="T3" style:family="text">
      <style:text-properties fo:color="#000000" style:font-name="Calibri" style:font-name-complex="Calibri1"/>
    </style:style>
    <style:style style:name="T4" style:family="text">
      <style:text-properties fo:color="#000000" style:font-name="Calibri" officeooo:rsid="0017680b" style:font-name-complex="Calibri1"/>
    </style:style>
    <style:style style:name="T5" style:family="text">
      <style:text-properties fo:color="#000000" style:font-name="Calibri" fo:font-style="italic" style:font-style-asian="italic" style:font-name-complex="Calibri1"/>
    </style:style>
    <style:style style:name="T6" style:family="text">
      <style:text-properties fo:color="#000000" style:font-name="Calibri" fo:font-style="italic" officeooo:rsid="0017680b" style:font-style-asian="italic" style:font-name-complex="Calibri1"/>
    </style:style>
    <style:style style:name="T7" style:family="text">
      <style:text-properties fo:color="#000000" style:font-name="Calibri" fo:font-style="italic" officeooo:rsid="0017680b" style:font-style-asian="italic" style:font-name-complex="Calibri1" style:font-style-complex="italic"/>
    </style:style>
    <style:style style:name="T8" style:family="text">
      <style:text-properties fo:color="#000000" style:font-name="Calibri" fo:font-style="normal" officeooo:rsid="0017680b" style:font-style-asian="normal" style:font-name-complex="Calibri1" style:font-style-complex="normal"/>
    </style:style>
    <style:style style:name="T9" style:family="text">
      <style:text-properties style:font-name="Calibri" style:font-name-complex="Calibri1"/>
    </style:style>
    <style:style style:name="T10" style:family="text">
      <style:text-properties style:font-name="Calibri" officeooo:rsid="0017680b" style:font-name-complex="Calibri1"/>
    </style:style>
    <style:style style:name="T11" style:family="text">
      <style:text-properties style:font-name="Calibri" fo:font-style="italic" style:font-style-asian="italic" style:font-name-complex="Calibri1"/>
    </style:style>
    <style:style style:name="T12" style:family="text">
      <style:text-properties style:font-name="Calibri" fo:font-style="italic" officeooo:rsid="0017680b" style:font-style-asian="italic" style:font-name-complex="Calibri1"/>
    </style:style>
    <style:style style:name="T13" style:family="text">
      <style:text-properties style:font-name="Calibri" fo:font-style="italic" officeooo:rsid="0017680b" style:font-style-asian="italic" style:font-name-complex="Calibri1" style:font-style-complex="italic"/>
    </style:style>
    <style:style style:name="T14" style:family="text">
      <style:text-properties style:font-name="Calibri" fo:font-style="normal" officeooo:rsid="0017680b" style:font-style-asian="normal" style:font-name-complex="Calibri1" style:font-style-complex="normal"/>
    </style:style>
    <style:style style:name="fr1" style:family="graphic" style:parent-style-name="OLE">
      <style:graphic-properties style:vertical-pos="from-top" draw:ole-draw-aspect="1" draw:visible-area-width="5.002cm" draw:visible-area-height="5.002cm"/>
    </style:style>
    <style:style style:name="gr1" style:family="graphic">
      <style:graphic-properties draw:stroke="solid" svg:stroke-width="0.071cm" svg:stroke-color="#ffffff" draw:stroke-linejoin="round" draw:fill="solid" draw:fill-color="#ffffff" draw:textarea-horizontal-align="center" draw:textarea-vertical-align="top" fo:padding-top="0.035cm" fo:padding-bottom="0.035cm" fo:padding-left="0.035cm" fo:padding-right="0.03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-start text:name="_GoBack"/><text:span text:style-name="T1">Lista de Exercícios </text:span><text:span text:style-name="T2">5</text:span><text:span text:style-name="T1"> – Herança </text:span></text:p>
      <text:p text:style-name="P6"><text:bookmark-end text:name="_GoBack"/></text:p>
      <text:p text:style-name="P7"/>
      <text:list xml:id="list536305132" text:style-name="WWNum2">
        <text:list-item>
          <text:p text:style-name="P9"><text:span text:style-name="T3">Crie uma classe </text:span><text:span text:style-name="T5">Empresa</text:span><text:span text:style-name="T3"> capaz de armazenar os dados de uma empresa (Nome, Endereço, Cidade, Estado, CEP e Telefone). Inclua um construtor sem argumentos e um com argumentos para inicialização dos atributos. Crie métodos </text:span><text:span text:style-name="T6">get </text:span><text:span text:style-name="T8">e</text:span><text:span text:style-name="T6"> set</text:span><text:span text:style-name="T8"> para todos os atributos</text:span><text:span text:style-name="T3">. </text:span><text:span text:style-name="T4">Crie também um método toString que retorne uma </text:span><text:span text:style-name="T7">String</text:span><text:span text:style-name="T4"> contendo os dados de todos os atributos.</text:span><text:span text:style-name="T3"> <text:s/></text:span></text:p>
        </text:list-item>
      </text:list>
      <text:p text:style-name="P4"/>
      <text:p text:style-name="P1"><text:span text:style-name="T9">Utilize a classe </text:span><text:span text:style-name="T11">Empresa</text:span><text:span text:style-name="T9"> como base para criar a classe </text:span><text:span text:style-name="T11">Restaurante</text:span><text:span text:style-name="T9">. Esta classe derivada deve conter atributos que representem o tipo de comida e o preço médio de um prato. Crie um construtor para esta classe que chame explicitamente o construtor da classe </text:span><text:span text:style-name="T11">Empresa</text:span><text:span text:style-name="T9">, </text:span><text:span text:style-name="T11">get</text:span><text:span text:style-name="T12">s</text:span><text:span text:style-name="T9"> e </text:span><text:span text:style-name="T11">set</text:span><text:span text:style-name="T12">s</text:span><text:span text:style-name="T14"> para seus atributos</text:span><text:span text:style-name="T9">, além de um método </text:span><text:span text:style-name="T12">toString</text:span><text:span text:style-name="T9">, que utiliza o método </text:span><text:span text:style-name="T12">toString</text:span><text:span text:style-name="T9"> da classe base </text:span><text:span text:style-name="T10">(classe mãe)</text:span><text:span text:style-name="T9">. Crie um </text:span><text:span text:style-name="T10">método </text:span><text:span text:style-name="T13">main</text:span><text:span text:style-name="T9"> para testar sua aplicação.</text:span></text:p>
      <text:p text:style-name="P3"/>
      <text:list xml:id="list70646435436771" text:continue-numbering="true" text:style-name="WWNum2">
        <text:list-item>
          <text:p text:style-name="P10"><draw:rect text:anchor-type="paragraph" draw:z-index="3" draw:name="Rectângulo 7" draw:style-name="gr1" draw:text-style-name="P11" svg:width="0.161cm" svg:height="0.23cm" svg:x="8.25cm" svg:y="7.509cm"><text:p/></draw:rect><draw:rect text:anchor-type="paragraph" draw:z-index="2" draw:name="Rectângulo 8" draw:style-name="gr1" draw:text-style-name="P11" svg:width="0.161cm" svg:height="0.23cm" svg:x="13.421cm" svg:y="9.37cm"><text:p/></draw:rect><draw:rect text:anchor-type="paragraph" draw:z-index="1" draw:name="Rectângulo 9" draw:style-name="gr1" draw:text-style-name="P11" svg:width="0.161cm" svg:height="0.23cm" svg:x="3.859cm" svg:y="9.922cm"><text:p/></draw:rect><draw:rect text:anchor-type="paragraph" draw:z-index="0" draw:name="Rectângulo 10" draw:style-name="gr1" draw:text-style-name="P11" svg:width="0.161cm" svg:height="0.23cm" svg:x="17.776cm" svg:y="6.9cm"><text:p/></draw:rect>Crie uma hierarquia de herança que um banco possa utilizar para representar dois tipos de conta: poupança e conta corrente. Todos os clientes deste banco podem depositar e sacar dinheiro de suas contas.</text:p>
          <text:p text:style-name="P10"/>
        </text:list-item>
      </text:list>
      <text:p text:style-name="P5"><draw:frame draw:style-name="fr1" draw:name="1" text:anchor-type="as-char" svg:y="-2.372cm" svg:width="5.209cm" svg:height="2.637cm" draw:z-index="4"><draw:object-ole xlink:href="./Obj101" xlink:type="simple" xlink:show="embed" xlink:actuate="onLoad"/><draw:image xlink:href="./ObjectReplacements/Obj101" xlink:type="simple" xlink:show="embed" xlink:actuate="onLoad"/></draw:frame></text:p>
      <text:p text:style-name="P4"/>
      <text:p text:style-name="P1"/>
      <text:p text:style-name="P1"/>
      <text:p text:style-name="P1"/>
      <text:p text:style-name="P2"><text:span text:style-name="T9">A classe </text:span><text:span text:style-name="T11">Conta</text:span><text:span text:style-name="T9"> deve possuir um atributo que represente o saldo da conta. Este atributo deve ser inicializado através de um construtor parametrizado que valide o valor enviado como parâmetro. Devem ser criados métodos para mostrar o saldo, para crédito e para débito na conta. Note que se o valor de débito for maior que o saldo, deve ser impressa uma mensagem de erro. </text:span><text:span text:style-name="T3">Crie métodos </text:span><text:span text:style-name="T6">get </text:span><text:span text:style-name="T8">e</text:span><text:span text:style-name="T6"> set</text:span><text:span text:style-name="T8"> para todos os atributos</text:span><text:span text:style-name="T3">. </text:span><text:span text:style-name="T4">Crie também um método toString que retorne uma </text:span><text:span text:style-name="T7">String</text:span><text:span text:style-name="T4"> contendo os dados de todos os atributos.</text:span></text:p>
      <text:p text:style-name="P4"/>
      <text:p text:style-name="P1"><text:span text:style-name="T9">A classe </text:span><text:span text:style-name="T11">Poupanca</text:span><text:span text:style-name="T9"> deve possuir um atributo relacionado à variação (rendimento), com métodos </text:span><text:span text:style-name="T11">getter,</text:span><text:span text:style-name="T9"> </text:span><text:span text:style-name="T11">setter</text:span><text:span text:style-name="T9"> e</text:span><text:span text:style-name="T11"> construtor</text:span><text:span text:style-name="T9">. Crie também um método </text:span><text:span text:style-name="T11">CalculaRendimento</text:span><text:span text:style-name="T9">, que informa o valor do saldo multiplicado pela taxa de rendimento.</text:span></text:p>
      <text:p text:style-name="P4"/>
      <text:p text:style-name="P2"><text:span text:style-name="T9">A classe </text:span><text:span text:style-name="T11">ContaCorrente</text:span><text:span text:style-name="T9"> deve incluir um atributo que represente a taxa cobrada por cada transação de crédito/débito, com </text:span><text:span text:style-name="T11">getter</text:span><text:span text:style-name="T9">, </text:span><text:span text:style-name="T11">setter</text:span><text:span text:style-name="T9"> e construtor. Redefina os métodos de crédito e débito para descontar o valor de tal taxa a cada transação bem sucedida. Os métodos originais da classe </text:span><text:span text:style-name="T11">Conta</text:span><text:span text:style-name="T9"> devem ser invocados na redefinição. Crie um </text:span><text:span text:style-name="T10">método </text:span><text:span text:style-name="T13">main</text:span><text:span text:style-name="T9"> para testar sua aplicação.</text:span>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en" fo:country="US" style:letter-kerning="true" style:font-name-asian="Times New Roman1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fo:color="#00000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cm" fo:margin-right="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03T17:42:00</meta:creation-date>
    <meta:initial-creator>Decom</meta:initial-creator>
    <meta:print-date>2011-09-14T22:43:00</meta:print-date>
    <dc:date>2018-04-27T07:06:46.144519506</dc:date>
    <dc:title>Lista de Exercícios 04 – Herança </dc:title>
    <meta:editing-duration>PT6S</meta:editing-duration>
    <meta:generator>LibreOffice/5.4.3.2$MacOSX_X86_64 LibreOffice_project/92a7159f7e4af62137622921e809f8546db437e5</meta:generator>
    <meta:editing-cycles>2</meta:editing-cycles>
    <meta:document-statistic meta:table-count="0" meta:image-count="0" meta:object-count="1" meta:page-count="1" meta:paragraph-count="8" meta:word-count="352" meta:character-count="2134" meta:non-whitespace-character-count="1787"/>
    <meta:user-defined meta:name="DocSecurity" meta:value-type="float">0</meta:user-defined>
    <meta:user-defined meta:name="KSOProductBuildVer">1033-9.1.0.4746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